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2C1E55C652BF8674701.png" manifest:media-type="image/png"/>
  <manifest:file-entry manifest:full-path="Pictures/1000000000000332000002C1BA6517CB96ACAD38.png" manifest:media-type="image/png"/>
  <manifest:file-entry manifest:full-path="Pictures/1000000000000332000002C1FCC385295DCAF9C9.png" manifest:media-type="image/png"/>
  <manifest:file-entry manifest:full-path="Pictures/1000000000000332000002C19C817BC1BFD8784A.png" manifest:media-type="image/png"/>
  <manifest:file-entry manifest:full-path="Pictures/1000000000000332000002C1808ACC0A05C6016C.png" manifest:media-type="image/png"/>
  <manifest:file-entry manifest:full-path="Pictures/1000000000000332000002C196E4851B028164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6.528cm" svg:x="2.27cm" svg:y="1.076cm">
          <draw:image xlink:href="Pictures/1000000000000332000002C196E4851B02816427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6.553cm" svg:x="1.762cm" svg:y="19.034cm">
          <draw:image xlink:href="Pictures/1000000000000332000002C1808ACC0A05C6016C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8.738cm" svg:x="1cm" svg:y="8.747cm">
          <draw:image xlink:href="Pictures/1000000000000332000002C19C817BC1BFD8784A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8.738cm" svg:x="9.89cm" svg:y="8.747cm">
          <draw:image xlink:href="Pictures/1000000000000332000002C1BA6517CB96ACAD38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6.553cm" svg:x="11.16cm" svg:y="18.907cm">
          <draw:image xlink:href="Pictures/1000000000000332000002C1FCC385295DCAF9C9.png" xlink:type="simple" xlink:show="embed" xlink:actuate="onLoad" loext:mime-type="image/png">
            <text:p/>
          </draw:image>
        </draw:frame>
        <draw:frame draw:style-name="gr2" draw:text-style-name="P2" draw:layer="layout" svg:width="7.518cm" svg:height="6.452cm" svg:x="11.541cm" svg:y="1.152cm">
          <draw:image xlink:href="Pictures/1000000000000332000002C1E55C652BF867470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0:49:45.336019125</meta:creation-date>
    <dc:date>2021-08-13T11:39:34.606170793</dc:date>
    <meta:editing-duration>PT20M15S</meta:editing-duration>
    <meta:editing-cycles>2</meta:editing-cycles>
    <meta:generator>LibreOffice/6.4.7.2$Linux_X86_64 LibreOffice_project/40$Build-2</meta:generator>
    <meta:document-statistic meta:object-count="6"/>
  </office:meta>
</office:document-meta>
</file>